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320626F698D6D9F98D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automatic-styles>
    <style:style style:name="P1" style:family="paragraph" style:parent-style-name="Header">
      <style:text-properties style:font-name="Roboto" fo:font-size="10.5pt" officeooo:rsid="001d320d" officeooo:paragraph-rsid="001d320d" style:font-size-asian="10.5pt" style:font-size-complex="10.5pt"/>
    </style:style>
    <style:style style:name="P2" style:family="paragraph" style:parent-style-name="Horizontal_20_Line">
      <style:paragraph-properties fo:margin-top="0cm" fo:margin-bottom="0.4cm" style:contextual-spacing="false" fo:break-before="page"/>
    </style:style>
    <style:style style:name="P3" style:family="paragraph" style:parent-style-name="Horizontal_20_Line">
      <style:paragraph-properties fo:margin-top="0.4cm" fo:margin-bottom="0.4cm" style:contextual-spacing="false"/>
    </style:style>
    <style:style style:name="P4" style:family="paragraph" style:parent-style-name="Standard">
      <style:text-properties officeooo:paragraph-rsid="001d320d"/>
    </style:style>
    <style:style style:name="P5" style:family="paragraph" style:parent-style-name="Subtitle">
      <style:paragraph-properties fo:margin-top="0.199cm" fo:margin-bottom="0.4cm" style:contextual-spacing="false" fo:text-align="center" style:justify-single-word="false"/>
    </style:style>
    <style:style style:name="P6" style:family="paragraph" style:parent-style-name="Title">
      <style:paragraph-properties fo:margin-top="0.4cm" fo:margin-bottom="0.4cm" style:contextual-spacing="false"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2b64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/>
      <text:p text:style-name="P6">Gigabyte B660 DS3H DDR4</text:p>
      <text:p text:style-name="P5">Preguntas, <text:span text:style-name="T2">respuestas</text:span> y Justificaciones</text:p>
      <text:p text:style-name="P3"/>
      <text:p text:style-name="Text_20_body"><draw:frame draw:style-name="fr1" draw:name="Imagen1" text:anchor-type="char" svg:width="17cm" svg:height="17cm" draw:z-index="0"><draw:image xlink:href="Pictures/100000000000032000000320626F698D6D9F98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Roboto" fo:font-size="10.5pt" officeooo:rsid="001d320d" officeooo:paragraph-rsid="001d320d" style:font-size-asian="10.5pt" style:font-size-complex="10.5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ombre</text:span>: Xián Barro Fernández, 1º ASIR, 04/10/202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4T14:42:12.989000000</meta:creation-date>
    <dc:date>2022-10-04T14:48:56.882000000</dc:date>
    <meta:editing-duration>PT6M41S</meta:editing-duration>
    <meta:editing-cycles>6</meta:editing-cycles>
    <meta:generator>LibreOffice/7.2.7.2$Windows_X86_64 LibreOffice_project/8d71d29d553c0f7dcbfa38fbfda25ee34cce99a2</meta:generator>
    <meta:document-statistic meta:table-count="0" meta:image-count="1" meta:object-count="0" meta:page-count="2" meta:paragraph-count="3" meta:word-count="15" meta:character-count="111" meta:non-whitespace-character-count="99"/>
  </office:meta>
</office:document-meta>
</file>